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ection .data</text:p>
      <text:p text:style-name="P1">msg db "Результат: ", 0 </text:p>
      <text:p text:style-name="P1">len equ $ - msg</text:p>
      <text:p text:style-name="P1">buffer db '00', 0</text:p>
      <text:p text:style-name="P1">section .text</text:p>
      <text:p text:style-name="P1">global _start</text:p>
      <text:p text:style-name="P1">_start:</text:p>
      <text:p text:style-name="P1">mov eax, 15</text:p>
      <text:p text:style-name="P1">mov ebx, 8</text:p>
      <text:p text:style-name="P1">sub eax, ebx; eax = x - a</text:p>
      <text:p text:style-name="P1">call int_to_string</text:p>
      <text:p text:style-name="P1">mov eax, 4</text:p>
      <text:p text:style-name="P1">mov ebx, 1</text:p>
      <text:p text:style-name="P1">mov ecx, msg</text:p>
      <text:p text:style-name="P1">mov edx, len</text:p>
      <text:p text:style-name="P1">int 0x80</text:p>
      <text:p text:style-name="P1">mov eax, 4</text:p>
      <text:p text:style-name="P1">mov ebx, 1</text:p>
      <text:p text:style-name="P1">mov ecx, buffer</text:p>
      <text:p text:style-name="P1">mov edx, 2</text:p>
      <text:p text:style-name="P1">int 0x80</text:p>
      <text:p text:style-name="P1">mov eax, 1</text:p>
      <text:p text:style-name="P1">xor ebx, ebx</text:p>
      <text:p text:style-name="P1">int 0x80</text:p>
      <text:p text:style-name="P1">int_to_string:</text:p>
      <text:p text:style-name="P1">xor edx, edx</text:p>
      <text:p text:style-name="P1">.convert:</text:p>
      <text:p text:style-name="P1">xor ebx, ebx</text:p>
      <text:p text:style-name="P1">mov ebx, 10</text:p>
      <text:p text:style-name="P1">div ebx</text:p>
      <text:p text:style-name="P1">add dl, '0'</text:p>
      <text:p text:style-name="P1">mov [buffer + edx], dl </text:p>
      <text:p text:style-name="P1">inc edx</text:p>
      <text:p text:style-name="P1">test eax, eax</text:p>
      <text:p text:style-name="P1">jnz .convert</text:p>
      <text:p text:style-name="P1">mov edi, 0</text:p>
      <text:p text:style-name="P1">dec edx</text:p>
      <text:p text:style-name="P1">.reverse:</text:p>
      <text:p text:style-name="P1">cmp edi, edx</text:p>
      <text:p text:style-name="P1">jge .done</text:p>
      <text:p text:style-name="P1">mov al, [buffer + edi]</text:p>
      <text:p text:style-name="P1">mov bl, [buffer + edx]</text:p>
      <text:p text:style-name="P1">mov [buffer + edi], bl</text:p>
      <text:p text:style-name="P1">mov [buffer + edx], alи</text:p>
      <text:p text:style-name="P1">inc edi</text:p>
      <text:p text:style-name="P1">dec edx</text:p>
      <text:p text:style-name="P1">jmp .reverse</text:p>
      <text:p text:style-name="P1">.done:</text:p>
      <text:p text:style-name="P1">mov byte [buffer + edx + 1], 0 </text:p>
      <text:p text:style-name="P1">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66</meta:generator>
  </office:meta>
</office:document-meta>
</file>